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right" draw:textarea-vertical-align="middle" draw:auto-grow-height="false" fo:padding-top="0cm" fo:padding-bottom="0cm" fo:padding-left="0cm" fo:padding-right="-1.5cm" fo:wrap-option="wrap"/>
    </style:style>
    <style:style style:name="gr2" style:family="graphic" style:parent-style-name="standard">
      <style:graphic-properties draw:fill="none" draw:textarea-horizontal-align="justify" draw:textarea-vertical-align="top" draw:auto-grow-height="false" fo:padding-top="-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fill="none" draw:textarea-horizontal-align="justify" draw:textarea-vertical-align="top" draw:auto-grow-height="false" fo:padding-top="-0.4cm"/>
    </style:style>
    <style:style style:name="gr5" style:family="graphic" style:parent-style-name="standard">
      <style:graphic-properties draw:fill="none" draw:textarea-horizontal-align="right" draw:textarea-vertical-align="middle" draw:auto-grow-height="false" fo:padding-top="0cm" fo:padding-bottom="0cm" fo:padding-left="0cm" fo:padding-right="-1.3cm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 fo:padding-top="0cm" fo:padding-bottom="0cm" fo:padding-left="0cm" fo:padding-right="0cm"/>
    </style:style>
    <style:style style:name="gr7" style:family="graphic" style:parent-style-name="standard">
      <style:graphic-properties draw:fill="none" draw:textarea-horizontal-align="left" draw:textarea-vertical-align="middle" draw:auto-grow-height="false" fo:padding-top="0cm" fo:padding-left="-0.7cm" fo:wrap-option="wrap"/>
    </style:style>
    <style:style style:name="gr8" style:family="graphic" style:parent-style-name="standard">
      <style:graphic-properties draw:fill="none" draw:textarea-horizontal-align="center" draw:textarea-vertical-align="bottom" draw:auto-grow-height="false" fo:padding-top="0cm" fo:padding-bottom="-0.5cm" fo:padding-left="0cm" fo:padding-righ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9pt"/>
    </style:style>
    <style:style style:name="P5" style:family="paragraph">
      <style:text-properties fo:font-size="9pt"/>
    </style:style>
    <style:style style:name="P6" style:family="paragraph">
      <style:paragraph-properties fo:text-align="center"/>
      <style:text-properties fo:font-size="9pt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id="id2" draw:layer="layout" svg:width="4.6cm" svg:height="4cm" svg:x="4.4cm" svg:y="1.4cm">
            <text:p text:style-name="P1"><text:span text:style-name="T1">etat0_li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2" draw:text-style-name="P2" draw:layer="layout" svg:width="2cm" svg:height="0.5cm" svg:x="5.3cm" svg:y="2.3cm">
              <text:p text:style-name="P1"><text:span text:style-name="T1">dimens_m</text:span></text:p>
  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  </draw:custom-shape>
            <draw:frame draw:style-name="gr3" draw:text-style-name="P4" draw:layer="layout" svg:width="0.904cm" svg:height="0.374cm" svg:x="5.8cm" svg:y="2.361cm">
              <draw:text-box>
                <text:p text:style-name="P3"><text:span text:style-name="T1">nqmx</text:span></text:p>
              </draw:text-box>
            </draw:frame>
          </draw:g>
          <draw:custom-shape draw:style-name="gr4" draw:text-style-name="P2" draw:layer="layout" svg:width="4.3cm" svg:height="1.3cm" svg:x="4.5cm" svg:y="3.8cm">
            <text:p text:style-name="P1"><text:span text:style-name="T1">etat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" draw:text-style-name="P4" draw:layer="layout" svg:width="3.3cm" svg:height="0.374cm" svg:x="5.1cm" svg:y="4cm">
            <draw:text-box>
              <text:p text:style-name="P3"><text:span text:style-name="T1">regr_lat_time_coefoz</text:span></text:p>
            </draw:text-box>
          </draw:frame>
          <draw:frame draw:style-name="gr3" draw:text-style-name="P5" draw:layer="layout" svg:width="3.947cm" svg:height="0.374cm" svg:x="4.717cm" svg:y="4.6cm">
            <draw:text-box>
              <text:p text:style-name="P3"><text:span text:style-name="T1">regr_pr_o3(q3d(:, :, :, 5))</text:span></text:p>
            </draw:text-box>
          </draw:frame>
          <draw:frame draw:style-name="gr3" draw:text-style-name="P5" draw:id="id1" draw:layer="layout" svg:width="1.763cm" svg:height="0.374cm" svg:x="0.8cm" svg:y="0.2cm">
            <draw:text-box>
              <text:p text:style-name="P3"><text:span text:style-name="T1">traceur.def</text:span></text:p>
            </draw:text-box>
          </draw:frame>
          <draw:frame draw:style-name="gr3" draw:text-style-name="P5" draw:id="id3" draw:layer="layout" svg:width="2.428cm" svg:height="0.374cm" svg:x="5.072cm" svg:y="0.2cm">
            <draw:text-box>
              <text:p text:style-name="P3"><text:span text:style-name="T1">coefoz_v2_3.nc</text:span></text:p>
            </draw:text-box>
          </draw:frame>
          <draw:g draw:id="id4">
            <draw:custom-shape draw:style-name="gr5" draw:text-style-name="P2" draw:layer="layout" svg:width="1.5cm" svg:height="0.5cm" svg:x="7.6cm" svg:y="6.4cm">
              <text:p text:style-name="P1"><text:span text:style-name="T1">start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3" draw:text-style-name="P5" draw:layer="layout" svg:width="0.455cm" svg:height="0.374cm" svg:x="8.1cm" svg:y="6.434cm">
              <draw:text-box>
                <text:p text:style-name="P3"><text:span text:style-name="T1">O3</text:span></text:p>
              </draw:text-box>
            </draw:frame>
          </draw:g>
          <draw:frame draw:style-name="gr3" draw:text-style-name="P5" draw:id="id5" draw:layer="layout" svg:width="2.589cm" svg:height="0.374cm" svg:x="4.6cm" svg:y="6.4cm">
            <draw:text-box>
              <text:p text:style-name="P3"><text:span text:style-name="T1">coefoz_LDMZ.nc</text:span></text:p>
            </draw:text-box>
          </draw:frame>
          <draw:connector draw:style-name="gr6" draw:text-style-name="P6" draw:layer="layout" draw:type="line" svg:x1="1.681cm" svg:y1="0.574cm" svg:x2="4.4cm" svg:y2="3.4cm" draw:start-shape="id1" draw:start-glue-point="2" draw:end-shape="id2">
            <text:p text:style-name="P3"/>
          </draw:connector>
          <draw:connector draw:style-name="gr6" draw:text-style-name="P6" draw:layer="layout" draw:type="line" svg:x1="6.286cm" svg:y1="0.574cm" svg:x2="6.699cm" svg:y2="1.4cm" draw:start-shape="id3" draw:start-glue-point="2" draw:end-shape="id2" draw:end-glue-point="4">
            <text:p text:style-name="P3"/>
          </draw:connector>
          <draw:connector draw:style-name="gr6" draw:text-style-name="P6" draw:layer="layout" draw:type="line" svg:x1="6.699cm" svg:y1="5.398cm" svg:x2="8.35cm" svg:y2="6.4cm" draw:start-shape="id2" draw:start-glue-point="6" draw:end-shape="id4" draw:end-glue-point="0">
            <text:p text:style-name="P3"/>
          </draw:connector>
          <draw:connector draw:style-name="gr6" draw:text-style-name="P6" draw:layer="layout" draw:type="line" svg:x1="6.699cm" svg:y1="5.398cm" svg:x2="5.894cm" svg:y2="6.4cm" draw:start-shape="id2" draw:start-glue-point="6" draw:end-shape="id5" draw:end-glue-point="0">
            <text:p text:style-name="P3"/>
          </draw:connector>
          <draw:custom-shape draw:style-name="gr7" draw:text-style-name="P8" draw:id="id6" draw:layer="layout" svg:width="4.2cm" svg:height="4cm" svg:x="3.9cm" svg:y="7.8cm">
            <text:p text:style-name="P7"><text:span text:style-name="T1">gc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2" draw:text-style-name="P2" draw:layer="layout" svg:width="2cm" svg:height="0.5cm" svg:x="4.9cm" svg:y="8.7cm">
              <text:p text:style-name="P1"><text:span text:style-name="T1">dimens_m</text:span></text:p>
  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  </draw:custom-shape>
            <draw:frame draw:style-name="gr3" draw:text-style-name="P4" draw:layer="layout" svg:width="0.904cm" svg:height="0.374cm" svg:x="5.4cm" svg:y="8.761cm">
              <draw:text-box>
                <text:p text:style-name="P3"><text:span text:style-name="T1">nqmx</text:span></text:p>
              </draw:text-box>
            </draw:frame>
          </draw:g>
          <draw:custom-shape draw:style-name="gr4" draw:text-style-name="P2" draw:layer="layout" svg:width="4cm" svg:height="1.3cm" svg:x="4cm" svg:y="10cm">
            <text:p text:style-name="P1"><text:span text:style-name="T1">phytrac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" draw:text-style-name="P4" draw:layer="layout" svg:width="3.393cm" svg:height="0.374cm" svg:x="4.3cm" svg:y="10.2cm">
            <draw:text-box>
              <text:p text:style-name="P3"><text:span text:style-name="T1">regr_pr_comb_coefoz</text:span></text:p>
            </draw:text-box>
          </draw:frame>
          <draw:frame draw:style-name="gr3" draw:text-style-name="P5" draw:layer="layout" svg:width="1.441cm" svg:height="0.374cm" svg:x="5.517cm" svg:y="10.8cm">
            <draw:text-box>
              <text:p text:style-name="P3"><text:span text:style-name="T1">o3_chem</text:span></text:p>
            </draw:text-box>
          </draw:frame>
          <draw:connector draw:style-name="gr6" draw:text-style-name="P6" draw:layer="layout" draw:type="line" svg:x1="1.681cm" svg:y1="0.574cm" svg:x2="3.9cm" svg:y2="9.8cm" draw:start-shape="id1" draw:start-glue-point="2" draw:end-shape="id6">
            <text:p text:style-name="P3"/>
          </draw:connector>
          <draw:connector draw:style-name="gr6" draw:text-style-name="P6" draw:layer="layout" draw:type="line" svg:x1="5.894cm" svg:y1="6.774cm" svg:x2="5.999cm" svg:y2="7.8cm" draw:start-shape="id5" draw:start-glue-point="2" draw:end-shape="id6" draw:end-glue-point="4">
            <text:p text:style-name="P3"/>
          </draw:connector>
          <draw:connector draw:style-name="gr6" draw:text-style-name="P6" draw:layer="layout" draw:type="line" svg:x1="5.999cm" svg:y1="11.798cm" svg:x2="0.95cm" svg:y2="12.831cm" draw:start-shape="id6" draw:start-glue-point="6" draw:end-shape="id7" draw:end-glue-point="0">
            <text:p text:style-name="P3"/>
          </draw:connector>
          <draw:g draw:id="id7">
            <draw:custom-shape draw:style-name="gr8" draw:text-style-name="P2" draw:layer="layout" svg:width="1.5cm" svg:height="0.5cm" svg:x="0.2cm" svg:y="12.831cm">
              <text:p text:style-name="P1"><text:span text:style-name="T1">restart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3" draw:text-style-name="P5" draw:layer="layout" svg:width="0.455cm" svg:height="0.374cm" svg:x="0.7cm" svg:y="12.865cm">
              <draw:text-box>
                <text:p text:style-name="P3"><text:span text:style-name="T1">O3</text:span></text:p>
              </draw:text-box>
            </draw:frame>
          </draw:g>
          <draw:connector draw:style-name="gr6" draw:text-style-name="P6" draw:layer="layout" draw:type="line" svg:x1="5.999cm" svg:y1="11.798cm" svg:x2="3.35cm" svg:y2="12.831cm" draw:start-shape="id6" draw:start-glue-point="6" draw:end-shape="id8" draw:end-glue-point="0">
            <text:p text:style-name="P3"/>
          </draw:connector>
          <draw:g draw:id="id8">
            <draw:custom-shape draw:style-name="gr8" draw:text-style-name="P2" draw:layer="layout" svg:width="1.5cm" svg:height="0.5cm" svg:x="2.6cm" svg:y="12.831cm">
              <text:p text:style-name="P1"><text:span text:style-name="T1">dyn_hist_ave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3" draw:text-style-name="P5" draw:layer="layout" svg:width="1.052cm" svg:height="0.374cm" svg:x="2.8cm" svg:y="12.865cm">
              <draw:text-box>
                <text:p text:style-name="P3"><text:span text:style-name="T1">O3VL1</text:span></text:p>
              </draw:text-box>
            </draw:frame>
          </draw:g>
          <draw:connector draw:style-name="gr6" draw:text-style-name="P6" draw:layer="layout" draw:type="line" svg:x1="5.999cm" svg:y1="11.798cm" svg:x2="5.95cm" svg:y2="12.831cm" draw:start-shape="id6" draw:start-glue-point="6" draw:end-shape="id9" draw:end-glue-point="0">
            <text:p text:style-name="P3"/>
          </draw:connector>
          <draw:g draw:id="id9">
            <draw:custom-shape draw:style-name="gr8" draw:text-style-name="P2" draw:layer="layout" svg:width="1.5cm" svg:height="0.5cm" svg:x="5.2cm" svg:y="12.831cm">
              <text:p text:style-name="P1"><text:span text:style-name="T1">dyn_hist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3" draw:text-style-name="P5" draw:layer="layout" svg:width="1.052cm" svg:height="0.374cm" svg:x="5.5cm" svg:y="12.865cm">
              <draw:text-box>
                <text:p text:style-name="P3"><text:span text:style-name="T1">O3VL1</text:span></text:p>
              </draw:text-box>
            </draw:frame>
          </draw:g>
          <draw:connector draw:style-name="gr6" draw:text-style-name="P6" draw:layer="layout" draw:type="line" svg:x1="5.999cm" svg:y1="11.798cm" svg:x2="8.15cm" svg:y2="12.831cm" draw:start-shape="id6" draw:start-glue-point="6" draw:end-shape="id10" draw:end-glue-point="0">
            <text:p text:style-name="P3"/>
          </draw:connector>
          <draw:g draw:id="id10">
            <draw:custom-shape draw:style-name="gr8" draw:text-style-name="P2" draw:layer="layout" svg:width="1.5cm" svg:height="0.5cm" svg:x="7.4cm" svg:y="12.831cm">
              <text:p text:style-name="P1"><text:span text:style-name="T1">histhf3d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3" draw:text-style-name="P5" draw:layer="layout" svg:width="0.455cm" svg:height="0.374cm" svg:x="7.9cm" svg:y="12.865cm">
              <draw:text-box>
                <text:p text:style-name="P3"><text:span text:style-name="T1">O3</text:span></text:p>
              </draw:text-box>
            </draw:frame>
          </draw:g>
          <draw:connector draw:style-name="gr6" draw:text-style-name="P6" draw:layer="layout" draw:type="line" svg:x1="5.999cm" svg:y1="11.798cm" svg:x2="10.6cm" svg:y2="12.531cm" draw:start-shape="id6" draw:start-glue-point="6" draw:end-shape="id11" draw:end-glue-point="0">
            <text:p text:style-name="P3"/>
          </draw:connector>
          <draw:g draw:id="id11">
            <draw:custom-shape draw:style-name="gr8" draw:text-style-name="P2" draw:layer="layout" svg:width="2cm" svg:height="1cm" svg:x="9.6cm" svg:y="12.531cm">
              <text:p text:style-name="P1"><text:span text:style-name="T1">histrac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3" draw:text-style-name="P5" draw:layer="layout" svg:width="1.556cm" svg:height="0.747cm" svg:x="9.8cm" svg:y="12.565cm">
              <draw:text-box>
                <text:p text:style-name="P3"><text:span text:style-name="T1">O3, flO3,</text:span></text:p>
                <text:p text:style-name="P3"><text:span text:style-name="T1">d_tr_*_O3</text:span></text:p>
              </draw:text-box>
            </draw:frame>
          </draw:g>
          <draw:connector draw:style-name="gr6" draw:text-style-name="P6" draw:layer="layout" draw:type="line" svg:x1="8.35cm" svg:y1="6.9cm" svg:x2="5.999cm" svg:y2="7.8cm" draw:start-shape="id4" draw:start-glue-point="2" draw:end-shape="id6" draw:end-glue-point="4">
            <text:p text:style-name="P3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3-04T11:12:10</meta:creation-date>
    <dc:date>2008-04-29T14:27:44</dc:date>
    <dc:language>fr-FR</dc:language>
    <meta:editing-cycles>15</meta:editing-cycles>
    <meta:editing-duration>PT2H13M30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